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aa7b"/>
    </style:style>
    <style:style style:name="P2" style:family="paragraph" style:parent-style-name="Standard">
      <style:text-properties fo:font-size="18pt" officeooo:rsid="001eaa7b" officeooo:paragraph-rsid="001eaa7b" style:font-size-asian="15.75pt" style:font-size-complex="18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eaa7b" style:font-size-asian="14pt" style:font-size-complex="16pt"/>
    </style:style>
    <style:style style:name="P4" style:family="paragraph" style:parent-style-name="Standard">
      <style:text-properties fo:font-size="16pt" style:text-underline-style="solid" style:text-underline-width="auto" style:text-underline-color="font-color" officeooo:rsid="001ef05a" officeooo:paragraph-rsid="001ef05a" style:font-size-asian="14pt" style:font-size-complex="16pt"/>
    </style:style>
    <style:style style:name="P5" style:family="paragraph" style:parent-style-name="Standard">
      <style:text-properties style:text-underline-style="solid" style:text-underline-width="auto" style:text-underline-color="font-color" officeooo:rsid="001eaa7b" officeooo:paragraph-rsid="001eaa7b"/>
    </style:style>
    <style:style style:name="P6" style:family="paragraph" style:parent-style-name="Standard">
      <style:text-properties style:text-underline-style="solid" style:text-underline-width="auto" style:text-underline-color="font-color" officeooo:rsid="001eaa7b" officeooo:paragraph-rsid="001ef05a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eaa7b" style:font-size-asian="15.75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1eaa7b" style:font-size-asian="18pt" style:font-size-complex="18pt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fo:font-size="16pt" officeooo:rsid="001ef05a" style:font-size-asian="14pt" style:font-size-complex="16pt"/>
    </style:style>
    <style:style style:name="T7" style:family="text">
      <style:text-properties style:text-position="super 58%" fo:font-size="16pt" style:font-size-asian="14pt" style:font-size-complex="16pt"/>
    </style:style>
    <style:style style:name="T8" style:family="text">
      <style:text-properties fo:font-size="21pt" officeooo:rsid="001eaa7b" style:font-size-asian="21pt" style:font-size-complex="21pt"/>
    </style:style>
    <style:style style:name="T9" style:family="text">
      <style:text-properties fo:font-size="21pt" fo:font-weight="bold" officeooo:rsid="001eaa7b" style:font-size-asian="21pt" style:font-weight-asian="bold" style:font-size-complex="2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<text:span text:style-name="T3"><text:s/></text:span><text:span text:style-name="T4"><text:s text:c="12"/></text:span><text:span text:style-name="T9"><text:s text:c="2"/>SQL_Assingment-2</text:span></text:p>
      <text:p text:style-name="P2"/>
      <text:p text:style-name="P5"><text:span text:style-name="T1">Q.1--&gt; </text:span><text:span text:style-name="T5">Which feild of Customer table is the primary key ?</text:span></text:p>
      <text:p text:style-name="P3"/>
      <text:p text:style-name="P3">Ans --&gt; <text:s/>CNUM , ie customer no is primary key in customer table</text:p>
      <text:p text:style-name="P3"/>
      <text:p text:style-name="P3"/>
      <text:p text:style-name="P3"/>
      <text:p text:style-name="P3"/>
      <text:p text:style-name="P5"><text:span text:style-name="T5">Q.2 --&gt; What is the 4</text:span><text:span text:style-name="T7">th</text:span><text:span text:style-name="T5"> column of the customers tables ?</text:span></text:p>
      <text:p text:style-name="P3"><text:s/></text:p>
      <text:p text:style-name="P5"><text:span text:style-name="T5"><text:s text:c="2"/>Ans --&gt; <text:s/>RATING column is the 4</text:span><text:span text:style-name="T7">th</text:span><text:span text:style-name="T5"> column of cumtomer table.</text:span></text:p>
      <text:p text:style-name="P3"/>
      <text:p text:style-name="P3"/>
      <text:p text:style-name="P3"/>
      <text:p text:style-name="P3"/>
      <text:p text:style-name="P3"/>
      <text:p text:style-name="P3">Q.3 --&gt; <text:s/>What is another word for row <text:s/>for column ?</text:p>
      <text:p text:style-name="P3"/>
      <text:p text:style-name="P5"><text:span text:style-name="T5"><text:s text:c="4"/>Ans--&gt; <text:s/></text:span><text:span text:style-name="T6">Row is Also called as record and</text:span></text:p>
      <text:p text:style-name="P5"><text:span text:style-name="T5"><text:s text:c="17"/></text:span><text:span text:style-name="T6">Column is Also called as Attribute</text:span></text:p>
      <text:p text:style-name="P3"/>
      <text:p text:style-name="P3"/>
      <text:p text:style-name="P3"/>
      <text:p text:style-name="P3">Q.4 --&gt; Why isn’t possible to see the frist five rows of table ?</text:p>
      <text:p text:style-name="P3"><text:s text:c="2"/></text:p>
      <text:p text:style-name="P6"><text:span text:style-name="T5"><text:s text:c="2"/>Ans --&gt; </text:span><text:span text:style-name="T6"><text:s/>Beacuse</text:span></text:p>
      <text:p text:style-name="P4">- <text:s/>Rows inside the table are NOT stored sequentially</text:p>
      <text:p text:style-name="P4">- <text:s/>Rows inside the table are NOT stored in specific order</text:p>
      <text:p text:style-name="P4">- <text:s/>Rowa inside table are scattered (fragmented) all over the DB server</text:p>
      <text:p text:style-name="P4"><text:s text:c="3"/>Hard-Disk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2:27:43.851674843</meta:creation-date>
    <dc:date>2023-09-12T14:21:34.953262848</dc:date>
    <meta:editing-duration>PT11M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31" meta:character-count="723" meta:non-whitespace-character-count="526"/>
  </office:meta>
</office:document-meta>
</file>